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Subscription.resolveConsumer( Subscribe subscribe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biSubscription.JbiSubscri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Subscriptio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Subscription.se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Subscription.split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biSubscription.doNotify( final Element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biSubscription.validateSubscription( Subscribe subscribe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Subscriptio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